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996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762cm"/>
    </style:style>
    <style:style style:name="gr3" style:family="graphic" style:parent-style-name="standard">
      <style:graphic-properties draw:fill="solid" draw:fill-color="#669966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381cm"/>
    </style:style>
    <style:style style:name="gr5" style:family="graphic" style:parent-style-name="objectwithoutfill">
      <style:graphic-properties svg:stroke-color="#461900"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cc9966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6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4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021cm"/>
    </style:style>
    <style:style style:name="gr11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1.893cm" fo:min-width="25.96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072cm"/>
    </style:style>
    <style:style style:name="gr13" style:family="graphic" style:parent-style-name="standard">
      <style:graphic-properties draw:fill="solid" draw:fill-color="#cc9966" draw:textarea-vertical-align="middle"/>
    </style:style>
    <style:style style:name="gr14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fill="solid" draw:fill-color="#99cc99" draw:textarea-vertical-align="middle"/>
    </style:style>
    <style:style style:name="gr16" style:family="graphic" style:parent-style-name="standard">
      <style:graphic-properties draw:fill="solid" draw:fill-color="#e6e6ff" draw:textarea-vertical-align="middle"/>
    </style:style>
    <style:style style:name="gr17" style:family="graphic" style:parent-style-name="standard">
      <style:graphic-properties draw:fill="solid" draw:fill-color="#ffcccc" draw:textarea-vertical-align="middle"/>
    </style:style>
    <style:style style:name="gr18" style:family="graphic" style:parent-style-name="objectwithoutfill">
      <style:graphic-properties svg:stroke-width="0.4cm" svg:stroke-color="#ffcc00" draw:marker-start-width="0.8cm" draw:marker-end-width="0.8cm" draw:fill="none" draw:textarea-vertical-align="middle" fo:padding-top="0.325cm" fo:padding-bottom="0.325cm" fo:padding-left="0.45cm" fo:padding-right="0.45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66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186cm"/>
    </style:style>
    <style:style style:name="gr22" style:family="graphic" style:parent-style-name="standard">
      <style:graphic-properties draw:fill="solid" draw:fill-color="#669933" draw:textarea-vertical-align="middle"/>
    </style:style>
    <style:style style:name="gr23" style:family="graphic" style:parent-style-name="objectwithoutfill">
      <style:graphic-properties svg:stroke-width="0.2cm" svg:stroke-color="#ffcc00" draw:marker-start-width="0.5cm" draw:marker-end-width="0.5cm" draw:fill="none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5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95cm"/>
    </style:style>
    <style:style style:name="gr26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225cm" fo:padding-bottom="0.225cm" fo:padding-left="0.35cm" fo:padding-right="0.35cm"/>
    </style:style>
    <style:style style:name="gr27" style:family="graphic" style:parent-style-name="standard">
      <style:graphic-properties svg:stroke-width="0.03cm" draw:marker-start-width="0.245cm" draw:marker-end-width="0.245cm" draw:fill="none" draw:textarea-vertical-align="middle" draw:auto-grow-height="false" fo:min-height="0.749cm" fo:min-width="0.499cm" fo:padding-top="0.14cm" fo:padding-bottom="0.14cm" fo:padding-left="0.265cm" fo:padding-right="0.26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209cm"/>
    </style:style>
    <style:style style:name="gr29" style:family="graphic" style:parent-style-name="standard">
      <style:graphic-properties svg:stroke-width="0.02cm" svg:stroke-color="#808080" draw:marker-start-width="0.23cm" draw:marker-end-width="0.23cm" draw:fill="none" draw:opacity="50%" draw:textarea-vertical-align="middle" fo:padding-top="0.135cm" fo:padding-bottom="0.135cm" fo:padding-left="0.26cm" fo:padding-right="0.26cm" draw:shadow-opacity="50%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18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3.22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3.859cm"/>
    </style:style>
    <style:style style:name="gr33" style:family="graphic" style:parent-style-name="standard">
      <style:graphic-properties draw:fill="none" draw:textarea-vertical-align="middle"/>
    </style:style>
    <style:style style:name="gr34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1.737cm" fo:min-width="23.37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2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32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1cm" fo:min-width="0.121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808080" fo:font-size="16pt" style:font-size-asian="16pt" style:font-size-complex="16pt"/>
    </style:style>
    <style:style style:name="P4" style:family="paragraph">
      <style:paragraph-properties fo:text-align="center"/>
      <style:text-properties fo:color="#663366" fo:font-size="13pt" fo:font-weight="normal" style:font-size-asian="13pt" style:font-weight-asian="normal" style:font-size-complex="13pt" style:font-weight-complex="normal"/>
    </style:style>
    <style:style style:name="P5" style:family="paragraph">
      <style:paragraph-properties fo:text-align="center"/>
      <style:text-properties fo:color="#808080" fo:font-size="18pt" fo:font-weight="normal" style:font-weight-asian="normal" style:font-weight-complex="normal"/>
    </style:style>
    <style:style style:name="P6" style:family="paragraph">
      <style:paragraph-properties fo:text-align="center"/>
      <style:text-properties fo:color="#663366" fo:font-size="18pt" fo:font-weight="normal" style:font-weight-asian="normal" style:font-weight-complex="normal"/>
    </style:style>
    <style:style style:name="P7" style:family="paragraph">
      <style:text-properties fo:color="#999999" fo:font-size="48pt" style:font-size-asian="48pt" style:font-size-complex="48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8pt" style:font-size-asian="8pt" style:font-size-complex="8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text-properties fo:color="#999999" fo:font-size="44pt" style:font-size-asian="44pt" style:font-size-complex="44pt"/>
    </style:style>
    <style:style style:name="P12" style:family="paragraph">
      <style:text-properties fo:font-size="18pt" style:font-size-asian="18pt" style:font-size-complex="18pt"/>
    </style:style>
    <style:style style:name="T1" style:family="text">
      <style:text-properties fo:color="#808080" fo:font-size="16pt" style:font-size-asian="16pt" style:font-size-complex="16pt"/>
    </style:style>
    <style:style style:name="T2" style:family="text">
      <style:text-properties fo:color="#663366"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color="#808080"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999999" fo:font-size="48pt" style:font-size-asian="48pt" style:font-size-complex="4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999999" fo:font-size="44pt" style:font-size-asian="44pt" style:font-size-complex="44pt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3" draw:id="id3" draw:layer="layout" svg:width="9.1cm" svg:height="3.6cm" svg:x="12cm" svg:y="13.5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262cm" svg:height="0.882cm" svg:x="12.328cm" svg:y="12.537cm">
          <draw:text-box>
            <text:p text:style-name="P2"><text:span text:style-name="T1">Maya Core</text:span></text:p>
          </draw:text-box>
        </draw:frame>
        <draw:rect draw:style-name="gr3" draw:text-style-name="P4" xml:id="id1" draw:id="id1" draw:layer="layout" svg:width="3.3cm" svg:height="1.9cm" svg:x="12.7cm" svg:y="14.437cm">
          <text:p text:style-name="P2"><text:span text:style-name="T2">MC - C1</text:span></text:p>
        </draw:rect>
        <draw:frame draw:style-name="gr4" draw:text-style-name="P5" draw:layer="layout" svg:width="11.881cm" svg:height="0.763cm" svg:x="13.4cm" svg:y="21.237cm">
          <draw:text-box>
            <text:p text:style-name="P2"><text:span text:style-name="T3">MC – C1: <text:s text:c="2"/>clasificador etapa 1 <text:s/>(relevante/no relevante)</text:span></text:p>
          </draw:text-box>
        </draw:frame>
        <draw:rect draw:style-name="gr3" draw:text-style-name="P4" xml:id="id2" draw:id="id2" draw:layer="layout" svg:width="3.3cm" svg:height="1.9cm" svg:x="16.8cm" svg:y="14.437cm">
          <text:p text:style-name="P2"><text:span text:style-name="T2">MC - C2</text:span></text:p>
        </draw:rect>
        <draw:connector draw:style-name="gr5" draw:text-style-name="P2" draw:layer="layout" draw:type="line" svg:x1="16cm" svg:y1="15.387cm" svg:x2="16.8cm" svg:y2="15.387cm" draw:start-shape="id1" draw:start-glue-point="1" draw:end-shape="id2" draw:end-glue-point="3" svg:d="M16000 15387h800">
          <text:p/>
        </draw:connector>
        <draw:custom-shape draw:style-name="gr6" draw:text-style-name="P1" xml:id="id4" draw:id="id4" draw:layer="layout" svg:width="5.099cm" svg:height="1.4cm" svg:x="24.001cm" svg:y="11.5cm">
          <text:p text:style-name="P2"><text:span text:style-name="T4">M1 - Protocol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lines" svg:x1="21.1cm" svg:y1="15.337cm" svg:x2="24.001cm" svg:y2="12.2cm" draw:start-shape="id3" draw:start-glue-point="1" draw:end-shape="id4" draw:end-glue-point="3" svg:d="M21100 15337h502l1897-3137h502">
          <text:p/>
        </draw:connector>
        <draw:custom-shape draw:style-name="gr6" draw:text-style-name="P1" xml:id="id5" draw:id="id5" draw:layer="layout" svg:width="5.4cm" svg:height="2.1cm" draw:transform="skewX (0.005235987755982) rotate (0.005235987755982) translate (3.689cm 14.539cm)">
          <text:p text:style-name="P2"><text:span text:style-name="T4">Reconocimiento voz</text:span></text:p>
          <text:p text:style-name="P2"><text:span text:style-name="T5">Speech2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7" draw:id="id7" draw:layer="layout" svg:width="5.099cm" svg:height="1.4cm" svg:x="24.001cm" svg:y="13.4cm">
          <text:p text:style-name="P2"><text:span text:style-name="T4">M2 - Comp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8" draw:id="id8" draw:layer="layout" svg:width="5.099cm" svg:height="1.4cm" svg:x="24.001cm" svg:y="15.4cm">
          <text:p text:style-name="P2"><text:span text:style-name="T4">M3 - Telefoní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6" draw:id="id6" draw:layer="layout" svg:width="5.099cm" svg:height="1.4cm" svg:x="24.001cm" svg:y="17.4cm">
          <text:p text:style-name="P2"><text:span text:style-name="T4">M5 - Asistenc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lines" svg:x1="9.089cm" svg:y1="15.561cm" svg:x2="12cm" svg:y2="15.337cm" draw:start-shape="id5" draw:start-glue-point="1" draw:end-shape="id3" draw:end-glue-point="3" svg:d="M9089 15561h502l1908-224h501">
          <text:p/>
        </draw:connector>
        <draw:connector draw:style-name="gr7" draw:text-style-name="P2" draw:layer="layout" draw:type="lines" svg:x1="21.1cm" svg:y1="15.337cm" svg:x2="24.001cm" svg:y2="18.1cm" draw:start-shape="id3" draw:start-glue-point="1" draw:end-shape="id6" svg:d="M21100 15337h502l1897 2763h502">
          <text:p/>
        </draw:connector>
        <draw:connector draw:style-name="gr7" draw:text-style-name="P2" draw:layer="layout" draw:type="lines" svg:x1="21.1cm" svg:y1="15.337cm" svg:x2="24.001cm" svg:y2="14.1cm" draw:start-shape="id3" draw:start-glue-point="1" draw:end-shape="id7" draw:end-glue-point="3" svg:d="M21100 15337h502l1897-1237h502">
          <text:p/>
        </draw:connector>
        <draw:connector draw:style-name="gr7" draw:text-style-name="P2" draw:layer="layout" draw:type="lines" svg:x1="21.1cm" svg:y1="15.337cm" svg:x2="24.001cm" svg:y2="16.1cm" draw:start-shape="id3" draw:start-glue-point="1" draw:end-shape="id8" draw:end-glue-point="3" svg:d="M21100 15337h502l1897 763h502">
          <text:p/>
        </draw:connector>
        <draw:frame draw:style-name="gr8" draw:text-style-name="P3" draw:layer="layout" svg:width="4.168cm" svg:height="0.882cm" svg:x="23.928cm" svg:y="10.337cm">
          <draw:text-box>
            <text:p text:style-name="P2"><text:span text:style-name="T1">Maya Modulos</text:span></text:p>
          </draw:text-box>
        </draw:frame>
        <draw:connector draw:style-name="gr7" draw:text-style-name="P2" draw:layer="layout" draw:type="lines" svg:x1="2.269cm" svg:y1="15.363cm" svg:x2="3.689cm" svg:y2="15.589cm" draw:end-shape="id5" draw:end-glue-point="3" svg:d="M2269 15363l919 226h501">
          <text:p/>
        </draw:connector>
        <draw:frame draw:style-name="gr9" draw:text-style-name="P3" draw:layer="layout" svg:width="1.972cm" svg:height="0.882cm" svg:x="1.328cm" svg:y="14.637cm">
          <draw:text-box>
            <text:p text:style-name="P2"><text:span text:style-name="T1">Audio</text:span></text:p>
          </draw:text-box>
        </draw:frame>
        <draw:frame draw:style-name="gr10" draw:text-style-name="P6" draw:layer="layout" svg:width="11.521cm" svg:height="0.763cm" svg:x="13.401cm" svg:y="22.038cm">
          <draw:text-box>
            <text:p text:style-name="P2"><text:span text:style-name="T2">MC – C2: <text:s text:c="2"/>clasificador etapa 2 <text:s/>(selección de módulo)</text:span></text:p>
          </draw:text-box>
        </draw:frame>
        <draw:custom-shape draw:style-name="gr6" draw:text-style-name="P1" xml:id="id9" draw:id="id9" draw:layer="layout" svg:width="5.4cm" svg:height="2.1cm" draw:transform="skewX (0.005235987755982) rotate (0.005235987755982) translate (31.301cm 14.328cm)">
          <text:p text:style-name="P2"><text:span text:style-name="T4">Generación de voz</text:span></text:p>
          <text:p text:style-name="P2"><text:span text:style-name="T5">Text2spee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lines" svg:x1="29.1cm" svg:y1="12.2cm" svg:x2="31.301cm" svg:y2="15.378cm" draw:start-shape="id4" draw:start-glue-point="1" draw:end-shape="id9" svg:d="M29100 12200h501l1199 3178h501">
          <text:p/>
        </draw:connector>
        <draw:connector draw:style-name="gr7" draw:text-style-name="P2" draw:layer="layout" draw:type="lines" svg:x1="29.1cm" svg:y1="14.1cm" svg:x2="31.301cm" svg:y2="15.378cm" draw:start-shape="id7" draw:start-glue-point="1" draw:end-shape="id9" svg:d="M29100 14100h501l1199 1278h501">
          <text:p/>
        </draw:connector>
        <draw:connector draw:style-name="gr7" draw:text-style-name="P2" draw:layer="layout" draw:type="lines" svg:x1="29.1cm" svg:y1="16.1cm" svg:x2="31.301cm" svg:y2="15.378cm" draw:start-shape="id8" draw:start-glue-point="1" draw:end-shape="id9" draw:end-glue-point="3" svg:d="M29100 16100h501l1199-722h501">
          <text:p/>
        </draw:connector>
        <draw:connector draw:style-name="gr7" draw:text-style-name="P2" draw:layer="layout" draw:type="lines" svg:x1="29.1cm" svg:y1="18.1cm" svg:x2="31.301cm" svg:y2="15.378cm" draw:start-shape="id6" draw:start-glue-point="1" draw:end-shape="id9" draw:end-glue-point="3" svg:d="M29100 18100h501l1199-2722h501">
          <text:p/>
        </draw:connector>
        <draw:frame draw:style-name="gr11" draw:text-style-name="P7" draw:layer="layout" svg:width="26.469cm" svg:height="2.143cm" svg:x="3.3cm" svg:y="2.6cm">
          <draw:text-box>
            <text:p><text:span text:style-name="T6">ARQUITECTURA MAYA – Capa 1</text:span></text:p>
          </draw:text-box>
        </draw:frame>
        <draw:connector draw:style-name="gr7" draw:text-style-name="P2" draw:layer="layout" draw:type="lines" svg:x1="36.701cm" svg:y1="15.35cm" svg:x2="39.958cm" svg:y2="15.344cm" draw:start-shape="id9" draw:start-glue-point="1" svg:d="M36701 15350h502l2755-6">
          <text:p/>
        </draw:connector>
        <draw:frame draw:style-name="gr12" draw:text-style-name="P3" draw:layer="layout" svg:width="2.572cm" svg:height="0.882cm" svg:x="37.538cm" svg:y="14.118cm">
          <draw:text-box>
            <text:p text:style-name="P2"><text:span text:style-name="T1">Audio</text:span></text:p>
          </draw:text-box>
        </draw:frame>
      </draw:page>
      <draw:page draw:name="page2" draw:style-name="dp1" draw:master-page-name="Predeterminado">
        <draw:rect draw:style-name="gr13" draw:text-style-name="P2" draw:layer="layout" svg:width="2cm" svg:height="0.6cm" svg:x="4.373cm" svg:y="17.327cm">
          <text:p/>
        </draw:rect>
        <draw:line draw:style-name="gr14" draw:text-style-name="P2" draw:layer="layout" svg:x1="4.4cm" svg:y1="17.3cm" svg:x2="4.4cm" svg:y2="17.9cm">
          <text:p/>
        </draw:line>
        <draw:line draw:style-name="gr14" draw:text-style-name="P2" draw:layer="layout" svg:x1="4.3cm" svg:y1="17.9cm" svg:x2="6.5cm" svg:y2="17.9cm">
          <text:p/>
        </draw:line>
        <draw:line draw:style-name="gr14" draw:text-style-name="P2" draw:layer="layout" svg:x1="6.4cm" svg:y1="17.3cm" svg:x2="6.4cm" svg:y2="17.9cm">
          <text:p/>
        </draw:line>
        <draw:line draw:style-name="gr14" draw:text-style-name="P2" draw:layer="layout" svg:x1="4.3cm" svg:y1="17.3cm" svg:x2="6.5cm" svg:y2="17.3cm">
          <text:p/>
        </draw:line>
        <draw:circle draw:style-name="gr15" draw:text-style-name="P2" draw:layer="layout" svg:width="0.1cm" svg:height="0.1cm" svg:x="6.1cm" svg:y="17.55cm">
          <text:p/>
        </draw:circle>
        <draw:rect draw:style-name="gr16" draw:text-style-name="P2" draw:layer="layout" svg:width="0.3cm" svg:height="0.2cm" svg:x="4.6cm" svg:y="17.5cm">
          <text:p/>
        </draw:rect>
        <draw:circle draw:style-name="gr15" draw:text-style-name="P2" draw:layer="layout" svg:width="0.1cm" svg:height="0.1cm" svg:x="5.95cm" svg:y="17.55cm">
          <text:p/>
        </draw:circle>
        <draw:circle draw:style-name="gr15" draw:text-style-name="P2" draw:layer="layout" svg:width="0.1cm" svg:height="0.1cm" svg:x="5.8cm" svg:y="17.55cm">
          <text:p/>
        </draw:circle>
      </draw:page>
      <draw:page draw:name="page3" draw:style-name="dp1" draw:master-page-name="Predeterminado">
        <draw:rect draw:style-name="gr17" draw:text-style-name="P2" draw:layer="layout" svg:width="10.1cm" svg:height="4.3cm" svg:x="24.8cm" svg:y="14.2cm">
          <text:p/>
        </draw:rect>
        <draw:line draw:style-name="gr18" draw:text-style-name="P2" draw:layer="layout" svg:x1="11cm" svg:y1="8.3cm" svg:x2="15.3cm" svg:y2="8.3cm">
          <text:p/>
        </draw:line>
        <draw:custom-shape draw:style-name="gr6" draw:text-style-name="P1" xml:id="id13" draw:id="id13" draw:layer="layout" svg:width="2.91cm" svg:height="1.268cm" draw:transform="skewX (0.0055850536063808) rotate (0.005235987755982) translate (28.474cm 15.622cm)">
          <text:p text:style-name="P2"><text:span text:style-name="T5">Model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2.1cm" svg:height="0.6cm" svg:x="25.974cm" svg:y="15.9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8" draw:layer="layout" svg:width="3.161cm" svg:height="0.721cm" svg:x="25.184cm" svg:y="15.207cm">
          <draw:text-box>
            <text:p><text:span text:style-name="T4">Datos entrada</text:span></text:p>
          </draw:text-box>
        </draw:frame>
        <draw:custom-shape draw:style-name="gr19" draw:text-style-name="P2" draw:layer="layout" svg:width="2.1cm" svg:height="0.6cm" svg:x="32.075cm" svg:y="15.9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8" draw:layer="layout" svg:width="2.686cm" svg:height="1.191cm" svg:x="31.488cm" svg:y="14.716cm">
          <draw:text-box>
            <text:p text:style-name="P2"><text:span text:style-name="T4">Datos</text:span></text:p>
            <text:p><text:span text:style-name="T4">clasificados</text:span></text:p>
          </draw:text-box>
        </draw:frame>
        <draw:rect draw:style-name="gr22" draw:text-style-name="P2" draw:layer="layout" svg:width="4.8cm" svg:height="4.2cm" svg:x="3.4cm" svg:y="8cm">
          <text:p/>
        </draw:rect>
        <draw:line draw:style-name="gr23" draw:text-style-name="P2" draw:layer="layout" svg:x1="3.7cm" svg:y1="8.3cm" svg:x2="7.5cm" svg:y2="8.3cm">
          <text:p/>
        </draw:line>
        <draw:line draw:style-name="gr23" draw:text-style-name="P2" draw:layer="layout" svg:x1="3.7cm" svg:y1="8.6cm" svg:x2="7.5cm" svg:y2="8.6cm">
          <text:p/>
        </draw:line>
        <draw:line draw:style-name="gr23" draw:text-style-name="P2" draw:layer="layout" svg:x1="3.7cm" svg:y1="8.9cm" svg:x2="7.5cm" svg:y2="8.9cm">
          <text:p/>
        </draw:line>
        <draw:line draw:style-name="gr23" draw:text-style-name="P2" draw:layer="layout" svg:x1="3.7cm" svg:y1="9.2cm" svg:x2="6.9cm" svg:y2="9.2cm">
          <text:p/>
        </draw:line>
        <draw:line draw:style-name="gr23" draw:text-style-name="P2" draw:layer="layout" svg:x1="3.7cm" svg:y1="9.5cm" svg:x2="7.5cm" svg:y2="9.5cm">
          <text:p/>
        </draw:line>
        <draw:line draw:style-name="gr23" draw:text-style-name="P2" draw:layer="layout" svg:x1="3.7cm" svg:y1="9.8cm" svg:x2="7.5cm" svg:y2="9.8cm">
          <text:p/>
        </draw:line>
        <draw:line draw:style-name="gr23" draw:text-style-name="P2" draw:layer="layout" svg:x1="3.7cm" svg:y1="10.1cm" svg:x2="6.9cm" svg:y2="10.1cm">
          <text:p/>
        </draw:line>
        <draw:line draw:style-name="gr23" draw:text-style-name="P2" draw:layer="layout" svg:x1="3.7cm" svg:y1="10.4cm" svg:x2="6cm" svg:y2="10.4cm">
          <text:p/>
        </draw:line>
        <draw:line draw:style-name="gr23" draw:text-style-name="P2" draw:layer="layout" svg:x1="3.7cm" svg:y1="10.7cm" svg:x2="6.9cm" svg:y2="10.7cm">
          <text:p/>
        </draw:line>
        <draw:line draw:style-name="gr23" draw:text-style-name="P2" draw:layer="layout" svg:x1="3.7cm" svg:y1="11.3cm" svg:x2="6.9cm" svg:y2="11.3cm">
          <text:p/>
        </draw:line>
        <draw:line draw:style-name="gr23" draw:text-style-name="P2" draw:layer="layout" svg:x1="3.7cm" svg:y1="11cm" svg:x2="7.5cm" svg:y2="11cm">
          <text:p/>
        </draw:line>
        <draw:line draw:style-name="gr23" draw:text-style-name="P2" draw:layer="layout" svg:x1="3.7cm" svg:y1="11.6cm" svg:x2="6cm" svg:y2="11.6cm">
          <text:p/>
        </draw:line>
        <draw:line draw:style-name="gr23" draw:text-style-name="P2" draw:layer="layout" svg:x1="3.7cm" svg:y1="11.9cm" svg:x2="6.9cm" svg:y2="11.9cm">
          <text:p/>
        </draw:line>
        <draw:frame draw:style-name="gr24" draw:text-style-name="P8" draw:layer="layout" svg:width="2.03cm" svg:height="0.721cm" svg:x="4.7cm" svg:y="7.1cm">
          <draw:text-box>
            <text:p><text:span text:style-name="T4">DataSet</text:span></text:p>
          </draw:text-box>
        </draw:frame>
        <draw:line draw:style-name="gr7" draw:text-style-name="P2" draw:layer="layout" svg:x1="7.8cm" svg:y1="8.3cm" svg:x2="10.4cm" svg:y2="8.3cm">
          <text:p/>
        </draw:line>
        <draw:frame draw:style-name="gr25" draw:text-style-name="P8" draw:layer="layout" svg:width="2.195cm" svg:height="0.721cm" svg:x="9.5cm" svg:y="7.101cm">
          <draw:text-box>
            <text:p><text:span text:style-name="T4">Instancia</text:span></text:p>
          </draw:text-box>
        </draw:frame>
        <draw:line draw:style-name="gr26" draw:text-style-name="P2" draw:layer="layout" svg:x1="11.1cm" svg:y1="8.3cm" svg:x2="12.3cm" svg:y2="8.3cm">
          <text:p/>
        </draw:line>
        <draw:line draw:style-name="gr26" draw:text-style-name="P2" draw:layer="layout" svg:x1="12.5cm" svg:y1="8.3cm" svg:x2="13.7cm" svg:y2="8.3cm">
          <text:p/>
        </draw:line>
        <draw:line draw:style-name="gr26" draw:text-style-name="P2" draw:layer="layout" svg:x1="13.9cm" svg:y1="8.3cm" svg:x2="15.1cm" svg:y2="8.3cm">
          <text:p/>
        </draw:line>
        <draw:custom-shape draw:style-name="gr27" draw:text-style-name="P2" draw:layer="layout" svg:width="0.1cm" svg:height="1.2cm" draw:transform="rotate (1.5707963267946) translate (11.1cm 8.6cm)">
          <text:p/>
          <draw:enhanced-geometry svg:viewBox="0 0 21600 21600" draw:mirror-horizontal="tru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7" draw:text-style-name="P2" draw:layer="layout" svg:width="0.1cm" svg:height="1.2cm" draw:transform="rotate (1.5707963267946) translate (12.5cm 8.601cm)">
          <text:p/>
          <draw:enhanced-geometry svg:viewBox="0 0 21600 21600" draw:mirror-horizontal="tru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7" draw:text-style-name="P2" draw:layer="layout" svg:width="0.1cm" svg:height="1.2cm" draw:transform="rotate (1.5707963267946) translate (13.9cm 8.602cm)">
          <text:p/>
          <draw:enhanced-geometry svg:viewBox="0 0 21600 21600" draw:mirror-horizontal="tru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" draw:text-style-name="P9" draw:layer="layout" svg:width="1.709cm" svg:height="0.564cm" svg:x="10.901cm" svg:y="8.602cm">
          <draw:text-box>
            <text:p><text:span text:style-name="T7">Atributo 1</text:span></text:p>
          </draw:text-box>
        </draw:frame>
        <draw:frame draw:style-name="gr28" draw:text-style-name="P9" draw:layer="layout" svg:width="1.709cm" svg:height="0.564cm" svg:x="12.302cm" svg:y="8.602cm">
          <draw:text-box>
            <text:p><text:span text:style-name="T7">Atributo 2</text:span></text:p>
          </draw:text-box>
        </draw:frame>
        <draw:frame draw:style-name="gr28" draw:text-style-name="P9" draw:layer="layout" svg:width="1.709cm" svg:height="0.564cm" svg:x="13.703cm" svg:y="8.602cm">
          <draw:text-box>
            <text:p><text:span text:style-name="T7">Atributo 3</text:span></text:p>
          </draw:text-box>
        </draw:frame>
        <draw:ellipse draw:style-name="gr29" draw:text-style-name="P2" xml:id="id10" draw:id="id10" draw:layer="layout" svg:width="1.6cm" svg:height="0.6cm" svg:x="13.8cm" svg:y="8.6cm">
          <text:p/>
        </draw:ellipse>
        <draw:frame draw:style-name="gr30" draw:text-style-name="P10" xml:id="id11" draw:id="id11" draw:layer="layout" svg:width="9.684cm" svg:height="0.645cm" svg:x="15.602cm" svg:y="9.502cm">
          <draw:text-box>
            <text:p><text:span text:style-name="T8">Uno de los atributos → Objetivo: lo que queremos predecir</text:span></text:p>
          </draw:text-box>
        </draw:frame>
        <draw:connector draw:style-name="gr7" draw:text-style-name="P2" draw:layer="layout" svg:x1="14.6cm" svg:y1="9.2cm" svg:x2="15.602cm" svg:y2="9.824cm" draw:start-shape="id10" draw:start-glue-point="2" draw:end-shape="id11" svg:d="M14600 9200v624h1002">
          <text:p/>
        </draw:connector>
        <draw:custom-shape draw:style-name="gr6" draw:text-style-name="P1" draw:layer="layout" svg:width="2.91cm" svg:height="1.268cm" draw:transform="skewX (0.0055850536063808) rotate (0.005235987755982) translate (3.3cm 15.416cm)">
          <text:p text:style-name="P2"><text:span text:style-name="T5">Data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8" draw:layer="layout" svg:width="3.724cm" svg:height="1.191cm" svg:x="11.176cm" svg:y="19.4cm">
          <draw:text-box>
            <text:p text:style-name="P2"><text:span text:style-name="T4">N algoritmos</text:span></text:p>
            <text:p><text:span text:style-name="T4">machine learning</text:span></text:p>
          </draw:text-box>
        </draw:frame>
        <draw:custom-shape draw:style-name="gr19" draw:text-style-name="P2" draw:layer="layout" svg:width="2.1cm" svg:height="0.6cm" svg:x="6.501cm" svg:y="15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xml:id="id14" draw:id="id14" draw:layer="layout" svg:width="2.91cm" svg:height="1.268cm" draw:transform="skewX (0.0055850536063808) rotate (0.005235987755982) translate (8.9cm 15.417cm)">
          <text:p text:style-name="P2"><text:span text:style-name="T5">DataSet </text:span></text:p>
          <text:p text:style-name="P2"><text:span text:style-name="T5">proces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8" draw:layer="layout" svg:width="4.359cm" svg:height="1.191cm" svg:x="5.1cm" svg:y="17.7cm">
          <draw:text-box>
            <text:p text:style-name="P2"><text:span text:style-name="T4">Preproceso</text:span></text:p>
            <text:p><text:span text:style-name="T4">Stop words,raíces... </text:span></text:p>
          </draw:text-box>
        </draw:frame>
        <draw:line draw:style-name="gr7" draw:text-style-name="P2" draw:layer="layout" svg:x1="7.3cm" svg:y1="17.7cm" svg:x2="7.3cm" svg:y2="16.5cm">
          <text:p/>
        </draw:line>
        <draw:ellipse draw:style-name="gr33" draw:text-style-name="P2" xml:id="id12" draw:id="id12" draw:layer="layout" svg:width="3.6cm" svg:height="2.1cm" svg:x="15cm" svg:y="15cm">
          <text:p/>
        </draw:ellipse>
        <draw:connector draw:style-name="gr7" draw:text-style-name="P2" draw:layer="layout" svg:x1="16.8cm" svg:y1="17.1cm" svg:x2="29.929cm" svg:y2="16.882cm" draw:start-shape="id12" draw:start-glue-point="2" draw:end-shape="id13" svg:d="M16800 17100v501h13129v-719">
          <text:p/>
        </draw:connector>
        <draw:frame draw:style-name="gr34" draw:text-style-name="P11" draw:layer="layout" svg:width="23.874cm" svg:height="1.987cm" svg:x="2.701cm" svg:y="1.601cm">
          <draw:text-box>
            <text:p><text:span text:style-name="T9">Conceptos MACHINE LEARNING</text:span></text:p>
          </draw:text-box>
        </draw:frame>
        <draw:frame draw:style-name="gr35" draw:text-style-name="P10" draw:layer="layout" svg:width="6.704cm" svg:height="0.645cm" svg:x="3.4cm" svg:y="5.955cm">
          <draw:text-box>
            <text:p><text:span text:style-name="T8">DataSet: Conjunto de datos entrenados</text:span></text:p>
          </draw:text-box>
        </draw:frame>
        <draw:frame draw:style-name="gr36" draw:text-style-name="P12" draw:layer="layout" svg:width="15.822cm" svg:height="0.962cm" svg:x="3.3cm" svg:y="4.337cm">
          <draw:text-box>
            <text:p><text:span text:style-name="T10">Supervisado. Problema de clasificación o de regresión</text:span></text:p>
          </draw:text-box>
        </draw:frame>
        <draw:custom-shape draw:style-name="gr6" draw:text-style-name="P1" xml:id="id16" draw:id="id16" draw:layer="layout" svg:width="2.91cm" svg:height="1.268cm" draw:transform="skewX (0.0055850536063808) rotate (0.005235987755982) translate (15.4cm 13.815cm)">
          <text:p text:style-name="P2"><text:span text:style-name="T5">Modelo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7" draw:id="id17" draw:layer="layout" svg:width="2.91cm" svg:height="1.268cm" draw:transform="skewX (0.0055850536063808) rotate (0.005235987755982) translate (15.4cm 15.416cm)">
          <text:p text:style-name="P2"><text:span text:style-name="T5">Modelo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8" draw:id="id18" draw:layer="layout" svg:width="2.91cm" svg:height="1.268cm" draw:transform="skewX (0.0055850536063808) rotate (0.005235987755982) translate (15.4cm 18.617cm)">
          <text:p text:style-name="P2"><text:span text:style-name="T5">Modelo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5" draw:id="id15" draw:layer="layout" svg:width="2.91cm" svg:height="1.268cm" draw:transform="skewX (0.0055850536063808) rotate (0.005235987755982) translate (15.4cm 12.216cm)">
          <text:p text:style-name="P2"><text:span text:style-name="T5">Modelo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8" draw:layer="layout" svg:width="0.621cm" svg:height="2.131cm" svg:x="16.5cm" svg:y="16.809cm">
          <draw:text-box>
            <text:p text:style-name="P2"><text:span text:style-name="T4">.</text:span></text:p>
            <text:p text:style-name="P2"><text:span text:style-name="T4">.</text:span></text:p>
            <text:p text:style-name="P2"><text:span text:style-name="T4">.</text:span></text:p>
            <text:p><text:span text:style-name="T4"/></text:p>
          </draw:text-box>
        </draw:frame>
        <draw:connector draw:style-name="gr7" draw:text-style-name="P2" draw:layer="layout" draw:type="lines" svg:x1="11.809cm" svg:y1="16.036cm" svg:x2="15.4cm" svg:y2="12.85cm" draw:start-shape="id14" draw:start-glue-point="1" draw:end-shape="id15" svg:d="M11809 16036h502l2588-3186h501">
          <text:p/>
        </draw:connector>
        <draw:connector draw:style-name="gr7" draw:text-style-name="P2" draw:layer="layout" draw:type="lines" svg:x1="11.809cm" svg:y1="16.036cm" svg:x2="15.4cm" svg:y2="14.449cm" draw:start-shape="id14" draw:start-glue-point="1" draw:end-shape="id16" draw:end-glue-point="3" svg:d="M11809 16036h502l2588-1587h501">
          <text:p/>
        </draw:connector>
        <draw:connector draw:style-name="gr7" draw:text-style-name="P2" draw:layer="layout" draw:type="lines" svg:x1="11.809cm" svg:y1="16.036cm" svg:x2="15.4cm" svg:y2="16.05cm" draw:start-shape="id14" draw:start-glue-point="1" draw:end-shape="id17" draw:end-glue-point="3" svg:d="M11809 16036h502l2588 14h501">
          <text:p/>
        </draw:connector>
        <draw:connector draw:style-name="gr7" draw:text-style-name="P2" draw:layer="layout" draw:type="lines" svg:x1="11.809cm" svg:y1="16.036cm" svg:x2="15.4cm" svg:y2="19.251cm" draw:start-shape="id14" draw:start-glue-point="1" draw:end-shape="id18" svg:d="M11809 16036h502l2588 3215h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fredo Oltra Orengo</meta:initial-creator>
    <meta:creation-date>2017-03-30T15:20:59</meta:creation-date>
    <dc:date>2017-04-09T12:42:57</dc:date>
    <dc:creator>Alfredo Oltra Orengo</dc:creator>
    <meta:editing-duration>P1DT3H42M39S</meta:editing-duration>
    <meta:editing-cycles>11</meta:editing-cycles>
    <meta:generator>OpenOffice/4.1.1$Unix OpenOffice.org_project/411m6$Build-9775</meta:generator>
    <meta:document-statistic meta:object-count="93"/>
  </office:meta>
</office:document-meta>
</file>